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Heading_20_2">
      <style:text-properties fo:font-size="18pt" style:font-size-asian="18pt" style:font-size-complex="18pt"/>
    </style:style>
    <style:style style:name="P4" style:family="paragraph" style:parent-style-name="Text_20_body">
      <style:text-properties style:font-size-asian="12pt"/>
    </style:style>
    <style:style style:name="P5" style:family="paragraph" style:parent-style-name="Heading_20_3"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paragraph-rsid="00194bf2" style:font-size-asian="12pt" style:font-size-complex="12pt"/>
    </style:style>
    <style:style style:name="P7" style:family="paragraph" style:parent-style-name="Heading_20_2">
      <style:text-properties fo:font-size="18pt" officeooo:rsid="001a7025" officeooo:paragraph-rsid="001a7025" style:font-size-asian="18pt" style:font-size-complex="18pt"/>
    </style:style>
    <style:style style:name="P8" style:family="paragraph" style:parent-style-name="Text_20_body" style:list-style-name="L1">
      <style:text-properties officeooo:paragraph-rsid="001a7025" style:font-size-asian="12pt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officeooo:paragraph-rsid="001a7025"/>
    </style:style>
    <style:style style:name="P10" style:family="paragraph" style:parent-style-name="Text_20_body" style:list-style-name="L2">
      <style:text-properties officeooo:paragraph-rsid="001a7025"/>
    </style:style>
    <style:style style:name="P11" style:family="paragraph" style:parent-style-name="Text_20_body" style:list-style-name="L3">
      <style:text-properties officeooo:paragraph-rsid="001a7025"/>
    </style:style>
    <style:style style:name="P12" style:family="paragraph" style:parent-style-name="Text_20_body" style:list-style-name="L1">
      <style:text-properties style:font-size-asian="12pt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officeooo:paragraph-rsid="00194bf2"/>
    </style:style>
    <style:style style:name="P14" style:family="paragraph" style:parent-style-name="Text_20_body" style:list-style-name="L4">
      <style:text-properties officeooo:paragraph-rsid="00194bf2"/>
    </style:style>
    <style:style style:name="P15" style:family="paragraph" style:parent-style-name="Text_20_body" style:list-style-name="L1">
      <style:text-properties officeooo:paragraph-rsid="00194bf2" style:font-size-asian="12pt"/>
    </style:style>
    <style:style style:name="P16" style:family="paragraph" style:parent-style-name="Text_20_body" style:list-style-name="L1">
      <style:text-properties officeooo:paragraph-rsid="001a7025"/>
    </style:style>
    <style:style style:name="P17" style:family="paragraph" style:parent-style-name="Text_20_body" style:list-style-name="L5">
      <style:text-properties officeooo:paragraph-rsid="001a7025"/>
    </style:style>
    <style:style style:name="P18" style:family="paragraph" style:parent-style-name="Heading_20_2">
      <style:text-properties fo:font-size="12pt" style:font-size-asian="12pt" style:font-size-complex="12pt"/>
    </style:style>
    <style:style style:name="P19" style:family="paragraph" style:parent-style-name="Text_20_body" style:list-style-name="L6">
      <style:text-properties style:font-size-asian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4bf2"/>
    </style:style>
    <style:style style:name="T6" style:family="text">
      <style:text-properties officeooo:rsid="0012becb" style:font-size-asian="12pt"/>
    </style:style>
    <style:style style:name="T7" style:family="text">
      <style:text-properties style:font-size-asian="12pt"/>
    </style:style>
    <style:style style:name="T8" style:family="text">
      <style:text-properties officeooo:rsid="001a702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elow is one complete example of how you might implement PlanNet according to your specification. This example uses Create React App (without Tailwind CSS) for the frontend and a simple Node.js/Express backend with Socket.IO for real‑time collaboration. In the frontend, we integrate Open‑Meteo for weather data, use a React Big Calendar for event management (with a little extra work for event background color selection), include a header with a real‑time clock and weather summary, provide a background image cycle, and add a theme switcher that lets users change between “light” and “dark” (with room to expand to more “vibe” modes).</text:p>
      <text:p text:style-name="Text_20_body">&gt; <text:span text:style-name="Strong_20_Emphasis">Note:</text:span> This is a simplified example. In a production-level app you’d add features such as proper user authentication, a persistent database, more robust error handling, drag‑and‑drop event editing, and comprehensive testing.</text:p>
      <text:h text:style-name="Heading_20_2" text:outline-level="2">Project Structure</text:h>
      <text:p text:style-name="Preformatted_20_Text"><text:span text:style-name="Source_20_Text">PlanNet</text:span></text:p>
      <text:p text:style-name="Preformatted_20_Text"><text:span text:style-name="Source_20_Text">├── backend</text:span></text:p>
      <text:p text:style-name="Preformatted_20_Text"><text:span text:style-name="Source_20_Text">│ <text:s text:c="2"/>├── package.json</text:span></text:p>
      <text:p text:style-name="Preformatted_20_Text"><text:span text:style-name="Source_20_Text">│ <text:s text:c="2"/>└── server.js</text:span></text:p>
      <text:p text:style-name="Preformatted_20_Text"><text:span text:style-name="Source_20_Text">└── frontend</text:span></text:p>
      <text:p text:style-name="Preformatted_20_Text"><text:span text:style-name="Source_20_Text"><text:s text:c="4"/>├── package.json</text:span></text:p>
      <text:p text:style-name="Preformatted_20_Text"><text:span text:style-name="Source_20_Text"><text:s text:c="4"/>├── .env</text:span></text:p>
      <text:p text:style-name="Preformatted_20_Text"><text:span text:style-name="Source_20_Text"><text:s text:c="4"/>├── public</text:span></text:p>
      <text:p text:style-name="Preformatted_20_Text"><text:span text:style-name="Source_20_Text"><text:s text:c="4"/>│ <text:s text:c="2"/>└── index.html</text:span></text:p>
      <text:p text:style-name="Preformatted_20_Text"><text:span text:style-name="Source_20_Text"><text:s text:c="4"/>└── src</text:span></text:p>
      <text:p text:style-name="Preformatted_20_Text"><text:span text:style-name="Source_20_Text"><text:s text:c="8"/>├── index.js</text:span></text:p>
      <text:p text:style-name="Preformatted_20_Text"><text:span text:style-name="Source_20_Text"><text:s text:c="8"/>├── index.css</text:span></text:p>
      <text:p text:style-name="Preformatted_20_Text"><text:span text:style-name="Source_20_Text"><text:s text:c="8"/>├── App.js</text:span></text:p>
      <text:p text:style-name="Preformatted_20_Text"><text:span text:style-name="Source_20_Text"><text:s text:c="8"/>└── components</text:span></text:p>
      <text:p text:style-name="Preformatted_20_Text"><text:span text:style-name="Source_20_Text"><text:s text:c="12"/>├── Header.js</text:span></text:p>
      <text:p text:style-name="Preformatted_20_Text"><text:span text:style-name="Source_20_Text"><text:s text:c="12"/>├── CalendarView.js</text:span></text:p>
      <text:p text:style-name="Preformatted_20_Text"><text:span text:style-name="Source_20_Text"><text:s text:c="12"/>├── BackgroundCycle.js</text:span></text:p>
      <text:p text:style-name="P1"><text:span text:style-name="Source_20_Text"><text:s text:c="12"/>└── ThemeSwitcher.js</text:span></text:p>
      <text:p text:style-name="Standard"/>
      <text:h text:style-name="Heading_20_2" text:outline-level="2">Backend Implementation</text:h>
      <text:h text:style-name="Heading_20_3" text:outline-level="3"><text:span text:style-name="T1">File: </text:span><text:span text:style-name="Source_20_Text"><text:span text:style-name="T2">backend/package.json</text:span></text:span></text:h>
      <text:p text:style-name="P2"/>
      <text:p text:style-name="Standard"><text:span text:style-name="T3">File:</text:span><text:span text:style-name="T1"> </text:span><text:span text:style-name="Source_20_Text"><text:span text:style-name="T1">backend/server.js</text:span></text:span><text:span text:style-name="T1"> </text:span></text:p>
      <text:p text:style-name="P2"/>
      <text:p text:style-name="P2"/>
      <text:h text:style-name="P3" text:outline-level="2">Frontend Implementation</text:h>
      <text:p text:style-name="P4">&gt; We assume you have created the frontend using Create React App. (For example: <text:span text:style-name="Source_20_Text">npx create-react-app frontend</text:span>.) &gt; In the frontend folder, install the additional dependencies:</text:p>
      <text:p text:style-name="P2"/>
      <text:h text:style-name="P5" text:outline-level="3"><text:soft-page-break/>File: <text:span text:style-name="Source_20_Text"><text:span text:style-name="T4">frontend/.env</text:span></text:span></text:h>
      <text:p text:style-name="P4">Make sure this file sits at the root of your frontend folder.</text:p>
      <text:p text:style-name="P2"/>
      <text:p text:style-name="P2">File: <text:span text:style-name="Source_20_Text">frontend/public/index.html</text:span> </text:p>
      <text:p text:style-name="P2"/>
      <text:p text:style-name="P2">File: <text:span text:style-name="Source_20_Text">frontend/src/index.js</text:span> </text:p>
      <text:p text:style-name="P2"/>
      <text:p text:style-name="P6">File: <text:span text:style-name="Source_20_Text">frontend/src/index.css</text:span> </text:p>
      <text:p text:style-name="P6"><text:span text:style-name="T5">P</text:span>lain CSS (without Tailwind) to style the app, support themes, and set up the background cycle.</text:p>
      <text:p text:style-name="P2"/>
      <text:p text:style-name="P2">File: <text:span text:style-name="Source_20_Text">frontend/src/App.js</text:span> </text:p>
      <text:p text:style-name="P2">This file brings together all our components.</text:p>
      <text:p text:style-name="P2"/>
      <text:h text:style-name="P5" text:outline-level="3">File: <text:span text:style-name="Source_20_Text"><text:span text:style-name="T4">frontend/src/components/Header.js</text:span></text:span></text:h>
      <text:p text:style-name="P4">This header displays the current date/time and fetches weather data from Open‑Meteo.</text:p>
      <text:h text:style-name="P5" text:outline-level="3">File:<text:span text:style-name="T4"> </text:span><text:span text:style-name="Source_20_Text"><text:span text:style-name="T4">frontend/src/components/CalendarView.js</text:span></text:span></text:h>
      <text:p text:style-name="P4">This component uses React Big Calendar with Socket.IO integration. It also includes a prompt for the event title and allows the user to pick a background color for the event.</text:p>
      <text:p text:style-name="P2"/>
      <text:h text:style-name="P5" text:outline-level="3">File: <text:span text:style-name="Source_20_Text"><text:span text:style-name="T4">frontend/src/components/BackgroundCycle.js</text:span></text:span></text:h>
      <text:p text:style-name="P4">This component automatically cycles background images to keep the interface fresh and prevent screen burn-in.</text:p>
      <text:p text:style-name="P2"/>
      <text:h text:style-name="P5" text:outline-level="3">File:<text:span text:style-name="T4"> </text:span><text:span text:style-name="Source_20_Text"><text:span text:style-name="T4">frontend/src/components/ThemeSwitcher.js</text:span></text:span></text:h>
      <text:p text:style-name="P4">This component lets the user switch between themes so they can “set the mood” for their calendar.</text:p>
      <text:p text:style-name="P2"/>
      <text:h text:style-name="P7" text:outline-level="2">One-time setup</text:h>
      <text:list xml:id="list680021571" text:style-name="L1">
        <text:list-item>
          <text:p text:style-name="P8"><text:span text:style-name="Strong_20_Emphasis">Backend:</text:span></text:p>
          <text:list>
            <text:list-item>
              <text:p text:style-name="P9">Navigate to the <text:span text:style-name="Source_20_Text">backend</text:span> folder, install dependencies: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10"><text:span text:style-name="Source_20_Text">npm install express socket.io cors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5826543691531" text:continue-list="list680021571" text:style-name="L1">
        <text:list-item>
          <text:p text:style-name="P8"><text:span text:style-name="Strong_20_Emphasis">Frontend:</text:span></text:p>
          <text:list>
            <text:list-item>
              <text:p text:style-name="P9">In the <text:span text:style-name="Source_20_Text">frontend</text:span> folder, install dependencies: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11"><text:span text:style-name="Source_20_Text"><text:span text:style-name="T6">npm install </text:span></text:span><text:span text:style-name="Source_20_Text"><text:span text:style-name="T7">react react-dom </text:span></text:span><text:span text:style-name="Source_20_Text"><text:span text:style-name="T6">r</text:span></text:span><text:span text:style-name="Source_20_Text"><text:span text:style-name="T7">eact-big-calendar moment socket.io-client</text:span>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3" text:outline-level="2"><text:soft-page-break/>Running the Application</text:h>
      <text:list xml:id="list25825371508305" text:continue-list="list25826543691531" text:style-name="L1">
        <text:list-item>
          <text:p text:style-name="P12"><text:span text:style-name="Strong_20_Emphasis">Backend:</text:span></text:p>
          <text:list>
            <text:list-item>
              <text:p text:style-name="P13">Navigate to the <text:span text:style-name="Source_20_Text">backend</text:span> folder <text:span text:style-name="T8">and r</text:span>un the server using: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14"><text:span text:style-name="Source_20_Text">node server.js</text:span></text:p>
                    </text:list-item>
                  </text:list>
                </text:list-item>
              </text:list>
            </text:list-item>
          </text:list>
        </text:list-item>
      </text:list>
      <text:list text:continue-list="list25825371508305" text:style-name="L1">
        <text:list-item>
          <text:p text:style-name="P15"><text:span text:style-name="Strong_20_Emphasis">Frontend:</text:span></text:p>
          <text:list>
            <text:list-item>
              <text:p text:style-name="P16"><text:span text:style-name="T7">Navigate to the </text:span><text:span text:style-name="Source_20_Text"><text:span text:style-name="T7">frontend</text:span></text:span><text:span text:style-name="T7"> folder and start the React development server:</text:span>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list>
                    <text:list-item>
                      <text:p text:style-name="P17"><text:span text:style-name="Source_20_Text">n</text:span><text:span text:style-name="Source_20_Text"><text:span text:style-name="T8">pm start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">Your frontend will typically run on http://localhost:3000 and will interact (via REST and Socket.IO) with your backend on http://localhost:5000.</text:p>
      <text:p text:style-name="P2"/>
      <text:h text:style-name="P18" text:outline-level="2">Final Remarks</text:h>
      <text:p text:style-name="P4">This implementation covers:</text:p>
      <text:list text:style-name="L6">
        <text:list-item>
          <text:p text:style-name="P19"><text:span text:style-name="Strong_20_Emphasis">Responsive Design:</text:span> • The Create React App frontend (with plain CSS) adjusts to various screen sizes.</text:p>
        </text:list-item>
        <text:list-item>
          <text:p text:style-name="P19"><text:span text:style-name="Strong_20_Emphasis">Multi-User Collaboration:</text:span> • Real‑time event updates via Socket.IO on both backend and frontend.</text:p>
        </text:list-item>
        <text:list-item>
          <text:p text:style-name="P19"><text:span text:style-name="Strong_20_Emphasis">Event Management:</text:span> • Users can add events (with title and custom background color), and events are managed via REST endpoints and synchronized in real time.</text:p>
        </text:list-item>
        <text:list-item>
          <text:p text:style-name="P19"><text:span text:style-name="Strong_20_Emphasis">Date/Time Display &amp; Weather:</text:span> • The Header shows the current date/time (updated every second) and real‑time weather from the Open‑Meteo API.</text:p>
        </text:list-item>
        <text:list-item>
          <text:p text:style-name="P19"><text:span text:style-name="Strong_20_Emphasis">Interactivity &amp; Customization:</text:span> • A background image cycle prevents screen burn-in and keeps the UI dynamic. • A Theme Switcher lets users change the app’s theme (e.g., light and dark modes).</text:p>
        </text:list-item>
        <text:list-item>
          <text:p text:style-name="P19"><text:span text:style-name="Strong_20_Emphasis">API Integrations:</text:span> • Weather data comes from Open‑Meteo (no API key needed).</text:p>
        </text:list-item>
        <text:list-item>
          <text:p text:style-name="P19"><text:span text:style-name="Strong_20_Emphasis">Collaboration &amp; Mobile Optimization:</text:span> • The use of responsive design and touch‑friendly calendar components (React Big Calendar) ensures a modern user experience.</text:p>
        </text:list-item>
      </text:list>
      <text:p text:style-name="P4">You can expand this example with additional enhancements such as better authentication, persistent storage, advanced calendar features (like drag‑and‑drop), and more elaborate theme or vibe selections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20:56:19.324782200</meta:creation-date>
    <dc:date>2025-04-24T02:58:24.349156300</dc:date>
    <meta:editing-duration>PT4H16S</meta:editing-duration>
    <meta:editing-cycles>6</meta:editing-cycles>
    <meta:generator>LibreOffice/25.2.2.2$Windows_X86_64 LibreOffice_project/7370d4be9e3cf6031a51beef54ff3bda878e3fac</meta:generator>
    <meta:document-statistic meta:table-count="0" meta:image-count="0" meta:object-count="0" meta:page-count="3" meta:paragraph-count="67" meta:word-count="601" meta:character-count="4225" meta:non-whitespace-character-count="3599"/>
  </office:meta>
</office:document-meta>
</file>